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Lucida Grande" svg:font-family="'Lucida Grand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shadow="none"/>
      <style:text-properties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shadow="none"/>
    </style:style>
    <style:style style:name="P3" style:family="paragraph" style:parent-style-name="Standard">
      <style:paragraph-properties fo:line-height="150%" fo:text-align="justify" style:justify-single-word="false" style:shadow="none"/>
    </style:style>
    <style:style style:name="P4" style:family="paragraph" style:parent-style-name="Standard">
      <style:paragraph-properties fo:line-height="150%" fo:text-align="center" style:justify-single-word="false" style:shadow="none"/>
      <style:text-properties fo:font-size="14pt" fo:font-weight="bold" style:font-size-asian="14pt" style:font-weight-asian="bold" style:font-size-complex="14pt" style:font-weight-complex="bold"/>
    </style:style>
    <style:style style:name="P5" style:family="paragraph" style:parent-style-name="Standard">
      <style:paragraph-properties fo:line-height="150%" fo:text-align="center" style:justify-single-word="false" style:shadow="none"/>
      <style:text-properties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shadow="none"/>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tracked-changes>
        <text:changed-region xml:id="ct391843888" text:id="ct391843888">
          <text:deletion>
            <office:change-info>
              <dc:creator>Andrea Ceccanti</dc:creator>
              <dc:date>2011-07-21T12:07:00</dc:date>
            </office:change-info>
            <text:p text:style-name="P1">On a</text:p>
          </text:deletion>
        </text:changed-region>
        <text:changed-region xml:id="ct552936960" text:id="ct552936960">
          <text:insertion>
            <office:change-info>
              <dc:creator>Andrea Ceccanti</dc:creator>
              <dc:date>2011-07-21T12:07:00</dc:date>
            </office:change-info>
          </text:insertion>
        </text:changed-region>
        <text:changed-region xml:id="ct552937056" text:id="ct552937056">
          <text:deletion>
            <office:change-info>
              <dc:creator>Andrea Ceccanti</dc:creator>
              <dc:date>2011-07-21T12:07:00</dc:date>
            </office:change-info>
            <text:p text:style-name="P1">Web </text:p>
          </text:deletion>
        </text:changed-region>
        <text:changed-region xml:id="ct552883888" text:id="ct552883888">
          <text:insertion>
            <office:change-info>
              <dc:creator>Andrea Ceccanti</dc:creator>
              <dc:date>2011-07-21T12:09:00</dc:date>
            </office:change-info>
          </text:insertion>
        </text:changed-region>
        <text:changed-region xml:id="ct757418704" text:id="ct757418704">
          <text:insertion>
            <office:change-info>
              <dc:creator>Andrea Ceccanti</dc:creator>
              <dc:date>2011-07-21T12:08:00</dc:date>
            </office:change-info>
          </text:insertion>
        </text:changed-region>
        <text:changed-region xml:id="ct552874592" text:id="ct552874592">
          <text:deletion>
            <office:change-info>
              <dc:creator>Andrea Ceccanti</dc:creator>
              <dc:date>2011-07-21T12:08:00</dc:date>
            </office:change-info>
            <text:p text:style-name="P1">Easy </text:p>
          </text:deletion>
        </text:changed-region>
        <text:changed-region xml:id="ct757853616" text:id="ct757853616">
          <text:insertion>
            <office:change-info>
              <dc:creator>Andrea Ceccanti</dc:creator>
              <dc:date>2011-07-21T12:08:00</dc:date>
            </office:change-info>
          </text:insertion>
        </text:changed-region>
        <text:changed-region xml:id="ct513616064" text:id="ct513616064">
          <text:insertion>
            <office:change-info>
              <dc:creator>Andrea Ceccanti</dc:creator>
              <dc:date>2011-07-21T19:03:00</dc:date>
            </office:change-info>
          </text:insertion>
        </text:changed-region>
        <text:changed-region xml:id="ct592173568" text:id="ct592173568">
          <text:deletion>
            <office:change-info>
              <dc:creator>Andrea Ceccanti</dc:creator>
              <dc:date>2011-07-21T19:03:00</dc:date>
            </office:change-info>
            <text:p text:style-name="P2"/>
            <text:p text:style-name="P2"/>
          </text:deletion>
        </text:changed-region>
        <text:changed-region xml:id="ct596889328" text:id="ct596889328">
          <text:insertion>
            <office:change-info>
              <dc:creator>Andrea Ceccanti</dc:creator>
              <dc:date>2011-07-21T18:47:00</dc:date>
            </office:change-info>
          </text:insertion>
        </text:changed-region>
        <text:changed-region xml:id="ct553146128" text:id="ct553146128">
          <text:insertion>
            <office:change-info>
              <dc:creator>Andrea Ceccanti</dc:creator>
              <dc:date>2011-07-21T18:47:00</dc:date>
            </office:change-info>
          </text:insertion>
        </text:changed-region>
        <text:changed-region xml:id="ct553126560" text:id="ct553126560">
          <text:deletion>
            <office:change-info>
              <dc:creator>Andrea Ceccanti</dc:creator>
              <dc:date>2011-07-21T18:47:00</dc:date>
            </office:change-info>
            <text:p text:style-name="P2">to </text:p>
          </text:deletion>
        </text:changed-region>
        <text:changed-region xml:id="ct513197296" text:id="ct513197296">
          <text:insertion>
            <office:change-info>
              <dc:creator>Andrea Ceccanti</dc:creator>
              <dc:date>2011-07-21T18:48:00</dc:date>
            </office:change-info>
          </text:insertion>
        </text:changed-region>
        <text:changed-region xml:id="ct757840640" text:id="ct757840640">
          <text:deletion>
            <office:change-info>
              <dc:creator>Andrea Ceccanti</dc:creator>
              <dc:date>2011-07-21T12:10:00</dc:date>
            </office:change-info>
            <text:p text:style-name="P2">grid web </text:p>
          </text:deletion>
        </text:changed-region>
        <text:changed-region xml:id="ct757904720" text:id="ct757904720">
          <text:insertion>
            <office:change-info>
              <dc:creator>Andrea Ceccanti</dc:creator>
              <dc:date>2011-07-21T12:10:00</dc:date>
            </office:change-info>
          </text:insertion>
        </text:changed-region>
        <text:changed-region xml:id="ct757814128" text:id="ct757814128">
          <text:deletion>
            <office:change-info>
              <dc:creator>Andrea Ceccanti</dc:creator>
              <dc:date>2011-07-21T12:10:00</dc:date>
            </office:change-info>
            <text:p text:style-name="P2">have been evolving with the </text:p>
          </text:deletion>
        </text:changed-region>
        <text:changed-region xml:id="ct757904880" text:id="ct757904880">
          <text:deletion>
            <office:change-info>
              <dc:creator>Andrea Ceccanti</dc:creator>
              <dc:date>2011-07-21T12:10:00</dc:date>
            </office:change-info>
            <text:p text:style-name="P2">to </text:p>
          </text:deletion>
        </text:changed-region>
        <text:changed-region xml:id="ct757904976" text:id="ct757904976">
          <text:insertion>
            <office:change-info>
              <dc:creator>Andrea Ceccanti</dc:creator>
              <dc:date>2011-07-21T12:10:00</dc:date>
            </office:change-info>
          </text:insertion>
        </text:changed-region>
        <text:changed-region xml:id="ct552844784" text:id="ct552844784">
          <text:deletion>
            <office:change-info>
              <dc:creator>Andrea Ceccanti</dc:creator>
              <dc:date>2011-07-21T12:10:00</dc:date>
            </office:change-info>
            <text:p text:style-name="P2">e</text:p>
          </text:deletion>
        </text:changed-region>
        <text:changed-region xml:id="ct757195280" text:id="ct757195280">
          <text:insertion>
            <office:change-info>
              <dc:creator>Andrea Ceccanti</dc:creator>
              <dc:date>2011-07-21T12:10:00</dc:date>
            </office:change-info>
          </text:insertion>
        </text:changed-region>
        <text:changed-region xml:id="ct683308960" text:id="ct683308960">
          <text:deletion>
            <office:change-info>
              <dc:creator>Andrea Ceccanti</dc:creator>
              <dc:date>2011-07-21T12:14:00</dc:date>
            </office:change-info>
            <text:p text:style-name="P2">transparent </text:p>
          </text:deletion>
        </text:changed-region>
        <text:changed-region xml:id="ct757864352" text:id="ct757864352">
          <text:insertion>
            <office:change-info>
              <dc:creator>Andrea Ceccanti</dc:creator>
              <dc:date>2011-07-21T12:14:00</dc:date>
            </office:change-info>
          </text:insertion>
        </text:changed-region>
        <text:changed-region xml:id="ct682874752" text:id="ct682874752">
          <text:insertion>
            <office:change-info>
              <dc:creator>Andrea Ceccanti</dc:creator>
              <dc:date>2011-07-21T12:15:00</dc:date>
            </office:change-info>
          </text:insertion>
        </text:changed-region>
        <text:changed-region xml:id="ct763017616" text:id="ct763017616">
          <text:deletion>
            <office:change-info>
              <dc:creator>Andrea Ceccanti</dc:creator>
              <dc:date>2011-07-21T12:23:00</dc:date>
            </office:change-info>
            <text:p text:style-name="P2">.</text:p>
          </text:deletion>
        </text:changed-region>
        <text:changed-region xml:id="ct396980480" text:id="ct396980480">
          <text:insertion>
            <office:change-info>
              <dc:creator>Andrea Ceccanti</dc:creator>
              <dc:date>2011-07-21T12:23:00</dc:date>
            </office:change-info>
          </text:insertion>
        </text:changed-region>
        <text:changed-region xml:id="ct513107344" text:id="ct513107344">
          <text:insertion>
            <office:change-info>
              <dc:creator>Andrea Ceccanti</dc:creator>
              <dc:date>2011-07-21T12:10:00</dc:date>
            </office:change-info>
          </text:insertion>
        </text:changed-region>
        <text:changed-region xml:id="ct757887904" text:id="ct757887904">
          <text:insertion>
            <office:change-info>
              <dc:creator>Andrea Ceccanti</dc:creator>
              <dc:date>2011-07-21T12:11:00</dc:date>
            </office:change-info>
          </text:insertion>
        </text:changed-region>
        <text:changed-region xml:id="ct757887472" text:id="ct757887472">
          <text:deletion>
            <office:change-info>
              <dc:creator>Andrea Ceccanti</dc:creator>
              <dc:date>2011-07-21T12:11:00</dc:date>
            </office:change-info>
            <text:p text:style-name="P2">ignoring </text:p>
          </text:deletion>
        </text:changed-region>
        <text:changed-region xml:id="ct686725632" text:id="ct686725632">
          <text:deletion>
            <office:change-info>
              <dc:creator>Andrea Ceccanti</dc:creator>
              <dc:date>2011-07-21T14:00:00</dc:date>
            </office:change-info>
            <text:p text:style-name="P2">and authorisation </text:p>
          </text:deletion>
        </text:changed-region>
        <text:changed-region xml:id="ct552847808" text:id="ct552847808">
          <text:insertion>
            <office:change-info>
              <dc:creator>Andrea Ceccanti</dc:creator>
              <dc:date>2011-07-21T12:11:00</dc:date>
            </office:change-info>
          </text:insertion>
        </text:changed-region>
        <text:changed-region xml:id="ct757899040" text:id="ct757899040">
          <text:deletion>
            <office:change-info>
              <dc:creator>Andrea Ceccanti</dc:creator>
              <dc:date>2011-07-21T12:15:00</dc:date>
            </office:change-info>
            <text:p text:style-name="P2">requirements such as logging into the infrastructure handling personal certificates and virtual organisation membership request.</text:p>
          </text:deletion>
        </text:changed-region>
        <text:changed-region xml:id="ct757351520" text:id="ct757351520">
          <text:insertion>
            <office:change-info>
              <dc:creator>Andrea Ceccanti</dc:creator>
              <dc:date>2011-07-21T12:15:00</dc:date>
            </office:change-info>
          </text:insertion>
        </text:changed-region>
        <text:changed-region xml:id="ct513283584" text:id="ct513283584">
          <text:deletion>
            <office:change-info>
              <dc:creator>Andrea Ceccanti</dc:creator>
              <dc:date>2011-07-21T18:42:00</dc:date>
            </office:change-info>
            <text:p text:style-name="P2">Nevertheless, despite the great innovation </text:p>
          </text:deletion>
        </text:changed-region>
        <text:changed-region xml:id="ct512939776" text:id="ct512939776">
          <text:deletion>
            <office:change-info>
              <dc:creator>Andrea Ceccanti</dc:creator>
              <dc:date>2011-07-21T14:27:00</dc:date>
            </office:change-info>
            <text:p text:style-name="P2">in the user authentication </text:p>
          </text:deletion>
        </text:changed-region>
        <text:changed-region xml:id="ct685945600" text:id="ct685945600">
          <text:deletion>
            <office:change-info>
              <dc:creator>Andrea Ceccanti</dc:creator>
              <dc:date>2011-07-21T18:42:00</dc:date>
            </office:change-info>
            <text:p text:style-name="P2">triggered by federated identity systems</text:p>
          </text:deletion>
        </text:changed-region>
        <text:changed-region xml:id="ct757949184" text:id="ct757949184">
          <text:deletion>
            <office:change-info>
              <dc:creator>Andrea Ceccanti</dc:creator>
              <dc:date>2011-07-21T14:28:00</dc:date>
            </office:change-info>
            <text:p text:style-name="P2"><text:s/></text:p>
          </text:deletion>
        </text:changed-region>
        <text:changed-region xml:id="ct762830400" text:id="ct762830400">
          <text:deletion>
            <office:change-info>
              <dc:creator>Andrea Ceccanti</dc:creator>
              <dc:date>2011-07-21T14:27:00</dc:date>
            </office:change-info>
            <text:p text:style-name="P2">for single sign-on service</text:p>
          </text:deletion>
        </text:changed-region>
        <text:changed-region xml:id="ct592078672" text:id="ct592078672">
          <text:deletion>
            <office:change-info>
              <dc:creator>Andrea Ceccanti</dc:creator>
              <dc:date>2011-07-21T18:42:00</dc:date>
            </office:change-info>
            <text:p text:style-name="P2">, we observed a lack, both at technological and policy level, on the automation of all that mandatory routines for the authorisation purpose that in the past has been perceived as an obstacle by potential final users only partially overcame by using robot certificates.</text:p>
            <text:p text:style-name="P2"/>
          </text:deletion>
        </text:changed-region>
        <text:changed-region xml:id="ct552931008" text:id="ct552931008">
          <text:insertion>
            <office:change-info>
              <dc:creator>Andrea Ceccanti</dc:creator>
              <dc:date>2011-07-21T15:10:00</dc:date>
            </office:change-info>
          </text:insertion>
        </text:changed-region>
        <text:changed-region xml:id="ct552912224" text:id="ct552912224">
          <text:deletion>
            <office:change-info>
              <dc:creator>Andrea Ceccanti</dc:creator>
              <dc:date>2011-07-21T15:10:00</dc:date>
            </office:change-info>
            <text:p text:style-name="P2">Here </text:p>
          </text:deletion>
        </text:changed-region>
        <text:changed-region xml:id="ct513571696" text:id="ct513571696">
          <text:insertion>
            <office:change-info>
              <dc:creator>Andrea Ceccanti</dc:creator>
              <dc:date>2011-07-21T18:04:00</dc:date>
            </office:change-info>
          </text:insertion>
        </text:changed-region>
        <text:changed-region xml:id="ct683569968" text:id="ct683569968">
          <text:insertion>
            <office:change-info>
              <dc:creator>Andrea Ceccanti</dc:creator>
              <dc:date>2011-07-21T18:05:00</dc:date>
            </office:change-info>
          </text:insertion>
        </text:changed-region>
        <text:changed-region xml:id="ct757990080" text:id="ct757990080">
          <text:deletion>
            <office:change-info>
              <dc:creator>Andrea Ceccanti</dc:creator>
              <dc:date>2011-07-21T15:10:00</dc:date>
            </office:change-info>
            <text:p text:style-name="P2">propose </text:p>
          </text:deletion>
        </text:changed-region>
        <text:changed-region xml:id="ct757329552" text:id="ct757329552">
          <text:insertion>
            <office:change-info>
              <dc:creator>Andrea Ceccanti</dc:creator>
              <dc:date>2011-07-21T15:10:00</dc:date>
            </office:change-info>
          </text:insertion>
        </text:changed-region>
        <text:changed-region xml:id="ct552932992" text:id="ct552932992">
          <text:insertion>
            <office:change-info>
              <dc:creator>Andrea Ceccanti</dc:creator>
              <dc:date>2011-07-21T16:09:00</dc:date>
            </office:change-info>
          </text:insertion>
        </text:changed-region>
        <text:changed-region xml:id="ct592031440" text:id="ct592031440">
          <text:insertion>
            <office:change-info>
              <dc:creator>Andrea Ceccanti</dc:creator>
              <dc:date>2011-07-21T18:45:00</dc:date>
            </office:change-info>
          </text:insertion>
        </text:changed-region>
        <text:changed-region xml:id="ct757853520" text:id="ct757853520">
          <text:insertion>
            <office:change-info>
              <dc:creator>Andrea Ceccanti</dc:creator>
              <dc:date>2011-07-21T18:42:00</dc:date>
            </office:change-info>
          </text:insertion>
        </text:changed-region>
        <text:changed-region xml:id="ct592120272" text:id="ct592120272">
          <text:deletion>
            <office:change-info>
              <dc:creator>Andrea Ceccanti</dc:creator>
              <dc:date>2011-07-21T18:42:00</dc:date>
            </office:change-info>
            <text:p text:style-name="P2">a </text:p>
          </text:deletion>
        </text:changed-region>
        <text:changed-region xml:id="ct592142256" text:id="ct592142256">
          <text:deletion>
            <office:change-info>
              <dc:creator>Andrea Ceccanti</dc:creator>
              <dc:date>2011-07-21T18:43:00</dc:date>
            </office:change-info>
            <text:p text:style-name="P2">General purpose Grid portal that shows </text:p>
          </text:deletion>
        </text:changed-region>
        <text:changed-region xml:id="ct591999232" text:id="ct591999232">
          <text:deletion>
            <office:change-info>
              <dc:creator>Andrea Ceccanti</dc:creator>
              <dc:date>2011-07-21T18:49:00</dc:date>
            </office:change-info>
            <text:p text:style-name="P2">how</text:p>
          </text:deletion>
        </text:changed-region>
        <text:changed-region xml:id="ct757206368" text:id="ct757206368">
          <text:deletion>
            <office:change-info>
              <dc:creator>Andrea Ceccanti</dc:creator>
              <dc:date>2011-07-21T12:21:00</dc:date>
            </office:change-info>
            <text:p text:style-name="P2">s</text:p>
          </text:deletion>
        </text:changed-region>
        <text:changed-region xml:id="ct591999424" text:id="ct591999424">
          <text:deletion>
            <office:change-info>
              <dc:creator>Andrea Ceccanti</dc:creator>
              <dc:date>2011-07-21T18:49:00</dc:date>
            </office:change-info>
            <text:p text:style-name="P2"><text:s/>access to Grid resources can be simplified without </text:p>
          </text:deletion>
        </text:changed-region>
        <text:changed-region xml:id="ct683417024" text:id="ct683417024">
          <text:deletion>
            <office:change-info>
              <dc:creator>Andrea Ceccanti</dc:creator>
              <dc:date>2011-07-21T18:45:00</dc:date>
            </office:change-info>
            <text:p text:style-name="P2">compromising its </text:p>
          </text:deletion>
        </text:changed-region>
        <text:changed-region xml:id="ct591999616" text:id="ct591999616">
          <text:deletion>
            <office:change-info>
              <dc:creator>Andrea Ceccanti</dc:creator>
              <dc:date>2011-07-21T18:49:00</dc:date>
            </office:change-info>
            <text:p text:style-name="P2">security </text:p>
          </text:deletion>
        </text:changed-region>
        <text:changed-region xml:id="ct397001648" text:id="ct397001648">
          <text:deletion>
            <office:change-info>
              <dc:creator>Andrea Ceccanti</dc:creator>
              <dc:date>2011-07-21T18:46:00</dc:date>
            </office:change-info>
            <text:p text:style-name="P2">stack</text:p>
          </text:deletion>
        </text:changed-region>
        <text:changed-region xml:id="ct591999808" text:id="ct591999808">
          <text:deletion>
            <office:change-info>
              <dc:creator>Andrea Ceccanti</dc:creator>
              <dc:date>2011-07-21T18:49:00</dc:date>
            </office:change-info>
            <text:p text:style-name="P2">. The portal</text:p>
          </text:deletion>
        </text:changed-region>
        <text:changed-region xml:id="ct686635920" text:id="ct686635920">
          <text:deletion>
            <office:change-info>
              <dc:creator>Andrea Ceccanti</dc:creator>
              <dc:date>2011-07-21T18:05:00</dc:date>
            </office:change-info>
            <text:p text:style-name="P2"><text:s/>prototype</text:p>
          </text:deletion>
        </text:changed-region>
        <text:changed-region xml:id="ct686436016" text:id="ct686436016">
          <text:deletion>
            <office:change-info>
              <dc:creator>Andrea Ceccanti</dc:creator>
              <dc:date>2011-07-21T18:49:00</dc:date>
            </office:change-info>
            <text:p text:style-name="P2">,</text:p>
          </text:deletion>
        </text:changed-region>
        <text:changed-region xml:id="ct592002608" text:id="ct592002608">
          <text:insertion>
            <office:change-info>
              <dc:creator>Andrea Ceccanti</dc:creator>
              <dc:date>2011-07-21T18:49:00</dc:date>
            </office:change-info>
          </text:insertion>
        </text:changed-region>
        <text:changed-region xml:id="ct758084000" text:id="ct758084000">
          <text:deletion>
            <office:change-info>
              <dc:creator>Andrea Ceccanti</dc:creator>
              <dc:date>2011-07-21T18:07:00</dc:date>
            </office:change-info>
            <text:p text:style-name="P2">has a highly modular structure </text:p>
          </text:deletion>
        </text:changed-region>
        <text:changed-region xml:id="ct396814704" text:id="ct396814704">
          <text:deletion>
            <office:change-info>
              <dc:creator>Andrea Ceccanti</dc:creator>
              <dc:date>2011-07-21T18:06:00</dc:date>
            </office:change-info>
            <text:p text:style-name="P2">to easily allow </text:p>
          </text:deletion>
        </text:changed-region>
        <text:changed-region xml:id="ct683490800" text:id="ct683490800">
          <text:deletion>
            <office:change-info>
              <dc:creator>Andrea Ceccanti</dc:creator>
              <dc:date>2011-07-21T18:07:00</dc:date>
            </office:change-info>
            <text:p text:style-name="P2">the implementation of ad hoc</text:p>
          </text:deletion>
        </text:changed-region>
        <text:changed-region xml:id="ct397010000" text:id="ct397010000">
          <text:insertion>
            <office:change-info>
              <dc:creator>Andrea Ceccanti</dc:creator>
              <dc:date>2011-07-21T18:07:00</dc:date>
            </office:change-info>
          </text:insertion>
        </text:changed-region>
        <text:changed-region xml:id="ct757972800" text:id="ct757972800">
          <text:deletion>
            <office:change-info>
              <dc:creator>Andrea Ceccanti</dc:creator>
              <dc:date>2011-07-21T18:07:00</dc:date>
            </office:change-info>
            <text:p text:style-name="P2"><text:s/>plugins for each provided service such as </text:p>
          </text:deletion>
        </text:changed-region>
        <text:changed-region xml:id="ct683091376" text:id="ct683091376">
          <text:deletion>
            <office:change-info>
              <dc:creator>Andrea Ceccanti</dc:creator>
              <dc:date>2011-07-21T18:07:00</dc:date>
            </office:change-info>
            <text:p text:style-name="P2">s</text:p>
          </text:deletion>
        </text:changed-region>
        <text:changed-region xml:id="ct592071056" text:id="ct592071056">
          <text:deletion>
            <office:change-info>
              <dc:creator>Andrea Ceccanti</dc:creator>
              <dc:date>2011-07-21T18:46:00</dc:date>
            </office:change-info>
            <text:p text:style-name="P2"><text:s/>and</text:p>
          </text:deletion>
        </text:changed-region>
        <text:changed-region xml:id="ct591993152" text:id="ct591993152">
          <text:insertion>
            <office:change-info>
              <dc:creator>Andrea Ceccanti</dc:creator>
              <dc:date>2011-07-21T18:46:00</dc:date>
            </office:change-info>
          </text:insertion>
        </text:changed-region>
        <text:changed-region xml:id="ct757369472" text:id="ct757369472">
          <text:deletion>
            <office:change-info>
              <dc:creator>Andrea Ceccanti</dc:creator>
              <dc:date>2011-07-21T18:06:00</dc:date>
            </office:change-info>
            <text:p text:style-name="P2">.</text:p>
          </text:deletion>
        </text:changed-region>
        <text:changed-region xml:id="ct683051824" text:id="ct683051824">
          <text:insertion>
            <office:change-info>
              <dc:creator>Andrea Ceccanti</dc:creator>
              <dc:date>2011-07-21T18:06:00</dc:date>
            </office:change-info>
          </text:insertion>
        </text:changed-region>
        <text:changed-region xml:id="ct757971104" text:id="ct757971104">
          <text:insertion>
            <office:change-info>
              <dc:creator>Andrea Ceccanti</dc:creator>
              <dc:date>2011-07-21T18:08:00</dc:date>
            </office:change-info>
          </text:insertion>
        </text:changed-region>
        <text:changed-region xml:id="ct683582160" text:id="ct683582160">
          <text:deletion>
            <office:change-info>
              <dc:creator>Andrea Ceccanti</dc:creator>
              <dc:date>2011-07-21T18:08:00</dc:date>
            </office:change-info>
            <text:p text:style-name="P2"/>
            <text:p text:style-name="P2">Moreover, i</text:p>
          </text:deletion>
        </text:changed-region>
        <text:changed-region xml:id="ct397115776" text:id="ct397115776">
          <text:insertion>
            <office:change-info>
              <dc:creator>Andrea Ceccanti</dc:creator>
              <dc:date>2011-07-21T18:08:00</dc:date>
            </office:change-info>
          </text:insertion>
        </text:changed-region>
        <text:changed-region xml:id="ct683583680" text:id="ct683583680">
          <text:deletion>
            <office:change-info>
              <dc:creator>Andrea Ceccanti</dc:creator>
              <dc:date>2011-07-21T18:08:00</dc:date>
            </office:change-info>
            <text:p text:style-name="P2">t will also be interfaced </text:p>
          </text:deletion>
        </text:changed-region>
        <text:changed-region xml:id="ct396950176" text:id="ct396950176">
          <text:insertion>
            <office:change-info>
              <dc:creator>Andrea Ceccanti</dc:creator>
              <dc:date>2011-07-21T18:18:00</dc:date>
            </office:change-info>
          </text:insertion>
        </text:changed-region>
        <text:changed-region xml:id="ct683581920" text:id="ct683581920">
          <text:deletion>
            <office:change-info>
              <dc:creator>Andrea Ceccanti</dc:creator>
              <dc:date>2011-07-21T18:08:00</dc:date>
            </office:change-info>
            <text:p text:style-name="P2"><text:s text:c="3"/></text:p>
          </text:deletion>
        </text:changed-region>
        <text:changed-region xml:id="ct686352592" text:id="ct686352592">
          <text:deletion>
            <office:change-info>
              <dc:creator>Andrea Ceccanti</dc:creator>
              <dc:date>2011-07-21T18:18:00</dc:date>
            </office:change-info>
            <text:p text:style-name="P2"/>
            <text:p text:style-name="P2"/>
          </text:deletion>
        </text:changed-region>
        <text:changed-region xml:id="ct683433456" text:id="ct683433456">
          <text:insertion>
            <office:change-info>
              <dc:creator>Andrea Ceccanti</dc:creator>
              <dc:date>2011-07-21T18:19:00</dc:date>
            </office:change-info>
          </text:insertion>
        </text:changed-region>
        <text:changed-region xml:id="ct686299008" text:id="ct686299008">
          <text:deletion>
            <office:change-info>
              <dc:creator>Andrea Ceccanti</dc:creator>
              <dc:date>2011-07-21T18:19:00</dc:date>
            </office:change-info>
            <text:p text:style-name="P2">While the users vetting and </text:p>
          </text:deletion>
        </text:changed-region>
        <text:changed-region xml:id="ct397150176" text:id="ct397150176">
          <text:deletion>
            <office:change-info>
              <dc:creator>Andrea Ceccanti</dc:creator>
              <dc:date>2011-07-21T18:19:00</dc:date>
            </office:change-info>
            <text:p text:style-name="P2">well known </text:p>
          </text:deletion>
        </text:changed-region>
        <text:changed-region xml:id="ct683620528" text:id="ct683620528">
          <text:deletion>
            <office:change-info>
              <dc:creator>Andrea Ceccanti</dc:creator>
              <dc:date>2011-07-21T18:22:00</dc:date>
            </office:change-info>
            <text:p text:style-name="P2">,</text:p>
          </text:deletion>
        </text:changed-region>
        <text:changed-region xml:id="ct758032112" text:id="ct758032112">
          <text:insertion>
            <office:change-info>
              <dc:creator>Andrea Ceccanti</dc:creator>
              <dc:date>2011-07-21T18:22:00</dc:date>
            </office:change-info>
          </text:insertion>
        </text:changed-region>
        <text:changed-region xml:id="ct512829392" text:id="ct512829392">
          <text:deletion>
            <office:change-info>
              <dc:creator>Andrea Ceccanti</dc:creator>
              <dc:date>2011-07-21T18:22:00</dc:date>
            </office:change-info>
            <text:p text:style-name="P2"><text:s/></text:p>
          </text:deletion>
        </text:changed-region>
        <text:changed-region xml:id="ct683413424" text:id="ct683413424">
          <text:insertion>
            <office:change-info>
              <dc:creator>Andrea Ceccanti</dc:creator>
              <dc:date>2011-07-21T18:22:00</dc:date>
            </office:change-info>
          </text:insertion>
        </text:changed-region>
        <text:changed-region xml:id="ct683605056" text:id="ct683605056">
          <text:insertion>
            <office:change-info>
              <dc:creator>Andrea Ceccanti</dc:creator>
              <dc:date>2011-07-21T18:19:00</dc:date>
            </office:change-info>
          </text:insertion>
        </text:changed-region>
        <text:changed-region xml:id="ct757875968" text:id="ct757875968">
          <text:insertion>
            <office:change-info>
              <dc:creator>Andrea Ceccanti</dc:creator>
              <dc:date>2011-07-21T18:20:00</dc:date>
            </office:change-info>
          </text:insertion>
        </text:changed-region>
        <text:changed-region xml:id="ct683387648" text:id="ct683387648">
          <text:deletion>
            <office:change-info>
              <dc:creator>Andrea Ceccanti</dc:creator>
              <dc:date>2011-07-21T18:20:00</dc:date>
            </office:change-info>
            <text:p text:style-name="P2">the cutting</text:p>
          </text:deletion>
        </text:changed-region>
        <text:changed-region xml:id="ct686645360" text:id="ct686645360">
          <text:insertion>
            <office:change-info>
              <dc:creator>Andrea Ceccanti</dc:creator>
              <dc:date>2011-07-21T18:23:00</dc:date>
            </office:change-info>
          </text:insertion>
        </text:changed-region>
        <text:changed-region xml:id="ct757135248" text:id="ct757135248">
          <text:deletion>
            <office:change-info>
              <dc:creator>Andrea Ceccanti</dc:creator>
              <dc:date>2011-07-21T18:21:00</dc:date>
            </office:change-info>
            <text:p text:style-name="P2">-edge design we propose in this paper stands at the authorization level. We built </text:p>
          </text:deletion>
        </text:changed-region>
        <text:changed-region xml:id="ct683480032" text:id="ct683480032">
          <text:deletion>
            <office:change-info>
              <dc:creator>Andrea Ceccanti</dc:creator>
              <dc:date>2011-07-21T18:23:00</dc:date>
            </office:change-info>
            <text:p text:style-name="P2">an appropriate module which </text:p>
          </text:deletion>
        </text:changed-region>
        <text:changed-region xml:id="ct686708992" text:id="ct686708992">
          <text:deletion>
            <office:change-info>
              <dc:creator>Andrea Ceccanti</dc:creator>
              <dc:date>2011-07-21T18:21:00</dc:date>
            </office:change-info>
            <text:p text:style-name="P2">is able to </text:p>
          </text:deletion>
        </text:changed-region>
        <text:changed-region xml:id="ct552900496" text:id="ct552900496">
          <text:deletion>
            <office:change-info>
              <dc:creator>Andrea Ceccanti</dc:creator>
              <dc:date>2011-07-21T18:23:00</dc:date>
            </office:change-info>
            <text:p text:style-name="P2">communicate securely with an </text:p>
          </text:deletion>
        </text:changed-region>
        <text:changed-region xml:id="ct552952256" text:id="ct552952256">
          <text:insertion>
            <office:change-info>
              <dc:creator>Andrea Ceccanti</dc:creator>
              <dc:date>2011-07-21T18:28:00</dc:date>
            </office:change-info>
          </text:insertion>
        </text:changed-region>
        <text:changed-region xml:id="ct686575696" text:id="ct686575696">
          <text:deletion>
            <office:change-info>
              <dc:creator>Andrea Ceccanti</dc:creator>
              <dc:date>2011-07-21T18:28:00</dc:date>
            </office:change-info>
            <text:p text:style-name="P2">and </text:p>
          </text:deletion>
        </text:changed-region>
        <text:changed-region xml:id="ct513649680" text:id="ct513649680">
          <text:insertion>
            <office:change-info>
              <dc:creator>Andrea Ceccanti</dc:creator>
              <dc:date>2011-07-21T18:28:00</dc:date>
            </office:change-info>
          </text:insertion>
        </text:changed-region>
        <text:changed-region xml:id="ct512829296" text:id="ct512829296">
          <text:deletion>
            <office:change-info>
              <dc:creator>Andrea Ceccanti</dc:creator>
              <dc:date>2011-07-21T18:28:00</dc:date>
            </office:change-info>
            <text:p text:style-name="P2">a </text:p>
          </text:deletion>
        </text:changed-region>
        <text:changed-region xml:id="ct758083840" text:id="ct758083840">
          <text:deletion>
            <office:change-info>
              <dc:creator>Andrea Ceccanti</dc:creator>
              <dc:date>2011-07-21T18:21:00</dc:date>
            </office:change-info>
            <text:p text:style-name="P2">, in order to request and manage grid credentials on behalf of users</text:p>
          </text:deletion>
        </text:changed-region>
        <text:changed-region xml:id="ct686655072" text:id="ct686655072">
          <text:deletion>
            <office:change-info>
              <dc:creator>Andrea Ceccanti</dc:creator>
              <dc:date>2011-07-21T18:35:00</dc:date>
            </office:change-info>
            <text:p text:style-name="P2">This </text:p>
          </text:deletion>
        </text:changed-region>
        <text:changed-region xml:id="ct683552272" text:id="ct683552272">
          <text:insertion>
            <office:change-info>
              <dc:creator>Andrea Ceccanti</dc:creator>
              <dc:date>2011-07-21T18:35:00</dc:date>
            </office:change-info>
          </text:insertion>
        </text:changed-region>
        <text:changed-region xml:id="ct683558048" text:id="ct683558048">
          <text:insertion>
            <office:change-info>
              <dc:creator>Andrea Ceccanti</dc:creator>
              <dc:date>2011-07-21T18:21:00</dc:date>
            </office:change-info>
          </text:insertion>
        </text:changed-region>
        <text:changed-region xml:id="ct682869664" text:id="ct682869664">
          <text:deletion>
            <office:change-info>
              <dc:creator>Andrea Ceccanti</dc:creator>
              <dc:date>2011-07-21T18:21:00</dc:date>
            </office:change-info>
            <text:p text:style-name="P2">allows to hide the complexity of the </text:p>
          </text:deletion>
        </text:changed-region>
        <text:changed-region xml:id="ct686553808" text:id="ct686553808">
          <text:insertion>
            <office:change-info>
              <dc:creator>Andrea Ceccanti</dc:creator>
              <dc:date>2011-07-21T18:24:00</dc:date>
            </office:change-info>
          </text:insertion>
        </text:changed-region>
        <text:changed-region xml:id="ct683524640" text:id="ct683524640">
          <text:deletion>
            <office:change-info>
              <dc:creator>Andrea Ceccanti</dc:creator>
              <dc:date>2011-07-21T18:24:00</dc:date>
            </office:change-info>
            <text:p text:style-name="P2">ies </text:p>
          </text:deletion>
        </text:changed-region>
        <text:changed-region xml:id="ct683496864" text:id="ct683496864">
          <text:insertion>
            <office:change-info>
              <dc:creator>Andrea Ceccanti</dc:creator>
              <dc:date>2011-07-21T18:24:00</dc:date>
            </office:change-info>
          </text:insertion>
        </text:changed-region>
        <text:changed-region xml:id="ct513640880" text:id="ct513640880">
          <text:deletion>
            <office:change-info>
              <dc:creator>Andrea Ceccanti</dc:creator>
              <dc:date>2011-07-21T18:21:00</dc:date>
            </office:change-info>
            <text:p text:style-name="P2">,</text:p>
          </text:deletion>
        </text:changed-region>
        <text:changed-region xml:id="ct683437792" text:id="ct683437792">
          <text:deletion>
            <office:change-info>
              <dc:creator>Andrea Ceccanti</dc:creator>
              <dc:date>2011-07-21T18:22:00</dc:date>
            </office:change-info>
            <text:p text:style-name="P2"><text:s/>which is often perceived as an obstacle to the Grid environment by users.</text:p>
          </text:deletion>
        </text:changed-region>
        <text:changed-region xml:id="ct686558880" text:id="ct686558880">
          <text:insertion>
            <office:change-info>
              <dc:creator>Andrea Ceccanti</dc:creator>
              <dc:date>2011-07-21T18:24:00</dc:date>
            </office:change-info>
          </text:insertion>
        </text:changed-region>
        <text:changed-region xml:id="ct396944544" text:id="ct396944544">
          <text:insertion>
            <office:change-info>
              <dc:creator>Andrea Ceccanti</dc:creator>
              <dc:date>2011-07-21T18:59:00</dc:date>
            </office:change-info>
          </text:insertion>
        </text:changed-region>
        <text:changed-region xml:id="ct513661696" text:id="ct513661696">
          <text:insertion>
            <office:change-info>
              <dc:creator>Andrea Ceccanti</dc:creator>
              <dc:date>2011-07-21T18:36:00</dc:date>
            </office:change-info>
          </text:insertion>
        </text:changed-region>
        <text:changed-region xml:id="ct591958768" text:id="ct591958768">
          <text:insertion>
            <office:change-info>
              <dc:creator>Andrea Ceccanti</dc:creator>
              <dc:date>2011-07-21T18:51:00</dc:date>
            </office:change-info>
          </text:insertion>
        </text:changed-region>
        <text:changed-region xml:id="ct553016000" text:id="ct553016000">
          <text:insertion>
            <office:change-info>
              <dc:creator>Andrea Ceccanti</dc:creator>
              <dc:date>2011-07-21T18:26:00</dc:date>
            </office:change-info>
          </text:insertion>
        </text:changed-region>
        <text:changed-region xml:id="ct512782080" text:id="ct512782080">
          <text:insertion>
            <office:change-info>
              <dc:creator>Andrea Ceccanti</dc:creator>
              <dc:date>2011-07-21T18:52:00</dc:date>
            </office:change-info>
          </text:insertion>
        </text:changed-region>
        <text:changed-region xml:id="ct513041536" text:id="ct513041536">
          <text:insertion>
            <office:change-info>
              <dc:creator>Andrea Ceccanti</dc:creator>
              <dc:date>2011-07-21T19: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391843888"/><text:change-start text:change-id="ct552936960"/>A<text:change-end text:change-id="ct552936960"/> General Purpose Grid <text:change text:change-id="ct552937056"/>Portal to <text:change-start text:change-id="ct552883888"/>s<text:change-end text:change-id="ct552883888"/><text:change-start text:change-id="ct757418704"/>implify <text:change-end text:change-id="ct757418704"/><text:change text:change-id="ct552874592"/>Scientific Communities Integration Into Distributed Computing Infrastructure<text:change-start text:change-id="ct757853616"/>s<text:change-end text:change-id="ct757853616"/></text:p>
      <text:p text:style-name="P2"><text:change-start text:change-id="ct513616064"/></text:p>
      <text:p text:style-name="P2"><text:change-end text:change-id="ct513616064"/><text:change text:change-id="ct592173568"/>One of the main barriers against Grid widespread adoption in scientific communities stems from the intrinsic complexity of handling X.509 certificates, which represent the foundation of the Grid security stack. To hide this complexity, in recent years, several Grid portals have been proposed which, however, do not completely solve the problem, either requiring <text:change-start text:change-id="ct596889328"/>that <text:change-end text:change-id="ct596889328"/>user<text:change-start text:change-id="ct553146128"/>s<text:change-end text:change-id="ct553146128"/> <text:change text:change-id="ct553126560"/>manage their own certificate<text:change-start text:change-id="ct513197296"/>s<text:change-end text:change-id="ct513197296"/> or proposing solutions that weaken the Grid middleware authorization and accounting mechanisms by obfuscating the user identity.</text:p>
      <text:p text:style-name="P2">General purpose <text:change text:change-id="ct757840640"/><text:change-start text:change-id="ct757904720"/>Grid <text:change-end text:change-id="ct757904720"/>portals <text:change text:change-id="ct757814128"/>aim <text:change text:change-id="ct757904880"/><text:change-start text:change-id="ct757904976"/>at <text:change-end text:change-id="ct757904976"/>provid<text:change text:change-id="ct552844784"/><text:change-start text:change-id="ct757195280"/>ing<text:change-end text:change-id="ct757195280"/> a <text:change text:change-id="ct683308960"/><text:change-start text:change-id="ct757864352"/>powerful and easy to use<text:change-end text:change-id="ct757864352"/><text:change-start text:change-id="ct682874752"/> <text:change-end text:change-id="ct682874752"/>gateway to distributed computing resources<text:change text:change-id="ct763017616"/><text:change-start text:change-id="ct396980480"/>.<text:change-end text:change-id="ct396980480"/> They act as incubators where users can securely run their applications <text:change-start text:change-id="ct513107344"/>without facing the complexity <text:change-end text:change-id="ct513107344"/><text:change-start text:change-id="ct757887904"/>of the <text:change-end text:change-id="ct757887904"/><text:change text:change-id="ct757887472"/>authentication <text:change text:change-id="ct686725632"/><text:change-start text:change-id="ct552847808"/>infrastructure (e.g., handling X.509 certificates and VO membership requests, accessing resources thorugh dedicated shell-based UIs<text:change-end text:change-id="ct552847808"/><text:change text:change-id="ct757899040"/><text:change-start text:change-id="ct757351520"/>).<text:change-end text:change-id="ct757351520"/></text:p>
      <text:p text:style-name="P2"><text:change text:change-id="ct513283584"/><text:change text:change-id="ct512939776"/><text:change text:change-id="ct685945600"/><text:change text:change-id="ct757949184"/><text:change text:change-id="ct762830400"/><text:change text:change-id="ct592078672"/><text:change-start text:change-id="ct552931008"/>In this <text:change-end text:change-id="ct552931008"/><text:change text:change-id="ct552912224"/><text:change-start text:change-id="ct513571696"/>pape<text:change-end text:change-id="ct513571696"/><text:change-start text:change-id="ct683569968"/>r, <text:change-end text:change-id="ct683569968"/>we <text:change text:change-id="ct757990080"/><text:change-start text:change-id="ct757329552"/>discuss<text:change-end text:change-id="ct757329552"/><text:change-start text:change-id="ct552932992"/> <text:change-end text:change-id="ct552932992"/><text:change-start text:change-id="ct592031440"/>a g<text:change-end text:change-id="ct592031440"/><text:change-start text:change-id="ct757853520"/>eneral purpose Grid portal,<text:change-end text:change-id="ct757853520"/><text:change text:change-id="ct592120272"/><text:change text:change-id="ct592142256"/><text:change text:change-id="ct591999232"/><text:change text:change-id="ct757206368"/><text:change text:change-id="ct591999424"/><text:change text:change-id="ct683417024"/><text:change text:change-id="ct591999616"/><text:change text:change-id="ct397001648"/><text:change text:change-id="ct591999808"/><text:change text:change-id="ct686635920"/><text:change text:change-id="ct686436016"/> based on Liferay,<text:change-start text:change-id="ct592002608"/> wihch<text:change-end text:change-id="ct592002608"/> <text:change text:change-id="ct758084000"/><text:change text:change-id="ct396814704"/><text:change text:change-id="ct683490800"/><text:change-start text:change-id="ct397010000"/>provides access to <text:change-end text:change-id="ct397010000"/><text:change text:change-id="ct757972800"/>job submission, workflow<text:change text:change-id="ct683091376"/> definition<text:change text:change-id="ct592071056"/><text:change-start text:change-id="ct591993152"/>,<text:change-end text:change-id="ct591993152"/> data management<text:change text:change-id="ct757369472"/><text:change-start text:change-id="ct683051824"/> and accounting services.<text:change-end text:change-id="ct683051824"/><text:change-start text:change-id="ct757971104"/> <text:change-end text:change-id="ct757971104"/><text:change text:change-id="ct683582160"/><text:change-start text:change-id="ct397115776"/>It also interfaces <text:change-end text:change-id="ct397115776"/><text:change text:change-id="ct683583680"/>with external Infrastructure as a Service (IaaS) frameworks for the dynamic provisioning of computing resources.<text:change-start text:change-id="ct396950176"/></text:p>
      <text:p text:style-name="P2"><text:change-end text:change-id="ct396950176"/><text:change text:change-id="ct683581920"/><text:change text:change-id="ct686352592"/><text:change-start text:change-id="ct683433456"/>In our model, <text:change-end text:change-id="ct683433456"/><text:change text:change-id="ct686299008"/>authentication is demanded to a <text:change text:change-id="ct397150176"/>Shibboleth 2.0 federation<text:change text:change-id="ct683620528"/><text:change-start text:change-id="ct758032112"/> while<text:change-end text:change-id="ct758032112"/><text:change text:change-id="ct512829392"/><text:change-start text:change-id="ct683413424"/> <text:change-end text:change-id="ct683413424"/><text:change-start text:change-id="ct683605056"/>the generation and management of Grid credentials is <text:change-end text:change-id="ct683605056"/><text:change-start text:change-id="ct757875968"/>handled <text:change-end text:change-id="ct757875968"/><text:change text:change-id="ct683387648"/><text:change-start text:change-id="ct686645360"/>securely <text:change-end text:change-id="ct686645360"/><text:change text:change-id="ct757135248"/><text:change text:change-id="ct683480032"/><text:change text:change-id="ct686708992"/><text:change text:change-id="ct552900496"/><text:change-start text:change-id="ct552952256"/>integrating an <text:change-end text:change-id="ct552952256"/>On-Line CA <text:change text:change-id="ct686575696"/><text:change-start text:change-id="ct513649680"/>with the <text:change-end text:change-id="ct513649680"/><text:change text:change-id="ct512829296"/>MyProxy server<text:change text:change-id="ct758083840"/>. <text:change text:change-id="ct686655072"/><text:change-start text:change-id="ct683552272"/>Consequently, the portal <text:change-end text:change-id="ct683552272"/><text:change-start text:change-id="ct683558048"/>gives users full access to Grid functionality without exposing the complexity of <text:change-end text:change-id="ct683558048"/><text:change text:change-id="ct682869664"/>X.509 <text:change-start text:change-id="ct686553808"/>certificates <text:change-end text:change-id="ct686553808"/>and prox<text:change text:change-id="ct683524640"/><text:change-start text:change-id="ct683496864"/>y <text:change-end text:change-id="ct683496864"/>management<text:change text:change-id="ct513640880"/><text:change text:change-id="ct683437792"/><text:change-start text:change-id="ct686558880"/>. <text:change-end text:change-id="ct686558880"/><text:change-start text:change-id="ct396944544"/></text:p>
      <text:p text:style-name="P2"><text:change-end text:change-id="ct396944544"/><text:change-start text:change-id="ct513661696"/>Unlike other existing solutions, our portal does not <text:change-end text:change-id="ct513661696"/><text:change-start text:change-id="ct591958768"/>leverage r<text:change-end text:change-id="ct591958768"/><text:change-start text:change-id="ct553016000"/>obot certificates for the user credentials. The main benefit of this approach is that the user identity is not obfuscated across the middleware stack and, as such, the functionality and effectiveness of existing distributed accounting and authorization mechanisms<text:change-end text:change-id="ct553016000"/><text:change-start text:change-id="ct512782080"/> is preserved.<text:change-end text:change-id="ct512782080"/><text:change-start text:change-id="ct513041536"/><office:annotation><dc:creator>Andrea Ceccanti</dc:creator><dc:date>2011-07-21T19:02:29</dc:date><text:p text:style-name="P7"><text:span text:style-name="T1">Troppo forte? Giuseppe pensa di si, Andrea invece e' contento cosi.</text:span></text:p></office:annotation><text:change-end text:change-id="ct513041536"/></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Lucida Grande" svg:font-family="'Lucida Grand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DE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useppe Misurelli</meta:initial-creator>
    <meta:creation-date>2011-07-19T11:53:16</meta:creation-date>
    <dc:date>2011-07-21T19:04:06</dc:date>
    <dc:creator>Andrea Ceccanti</dc:creator>
    <meta:editing-duration>PT18H5M34S</meta:editing-duration>
    <meta:editing-cycles>47</meta:editing-cycles>
    <meta:generator>OpenOffice.org/3.3$Unix OpenOffice.org_project/330m20$Build-9567</meta:generator>
    <meta:document-statistic meta:table-count="0" meta:image-count="0" meta:object-count="0" meta:page-count="1" meta:paragraph-count="65" meta:word-count="511" meta:character-count="3375"/>
  </office:meta>
</office:document-meta>
</file>